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atafr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V-score</text:p>
          </table:table-cell>
          <table:table-cell office:value-type="string" calcext:value-type="string">
            <text:p>Train-score</text:p>
          </table:table-cell>
          <table:table-cell office:value-type="string" calcext:value-type="string">
            <text:p>Test-sco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5184" calcext:value-type="float">
            <text:p>0.79518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'criterion': 'gini', 'max_depth': 14, 'min_samples_leaf': 10, 'min_samples_split': 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7249" calcext:value-type="float">
            <text:p>0.797249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{'class_weight': 'balanced', 'criterion': 'gini', 'max_depth': 15, 'min_samples_leaf': 7, 'min_samples_split': 50}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0.811887" calcext:value-type="float">
            <text:p>0.81188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{'bootstrap': False, 'class_weight': 'balanced', 'criterion': 'gini', 'max_depth': 10, 'max_features': 0.5, 'max_samples': 0.8, 'min_samples_leaf': 1, 'min_samples_split': 100, 'n_estimators': 30}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0.824948" calcext:value-type="float">
            <text:p>0.8249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{'bootstrap': False, 'class_weight': 'balanced', 'criterion': 'gini', 'max_depth': 50, 'max_features': 0.5, 'max_samples': 1.0, 'min_samples_leaf': 1, 'min_samples_split': 100, 'n_estimators': 100}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0.825726" calcext:value-type="float">
            <text:p>0.825726</text:p>
          </table:table-cell>
          <table:table-cell office:value-type="float" office:value="0.857" calcext:value-type="float">
            <text:p>0.857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{'bootstrap': False, 'class_weight': 'balanced', 'criterion': 'gini', 'max_depth': 60, 'max_features': 0.5, 'max_samples': 1.0, 'min_samples_leaf': 1, 'min_samples_split': 100, 'n_estimators': 500}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F</text:p>
          </table:table-cell>
          <table:table-cell office:value-type="float" office:value="0.776278" calcext:value-type="float">
            <text:p>0.776278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{'bootstrap': False, 'class_weight': 'balanced', 'criterion': 'gini', 'max_depth': 50, 'max_features': 0.5, 'max_samples': 0.5, 'min_samples_leaf': 1, 'min_samples_split': 100, 'n_estimators': 25}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F</text:p>
          </table:table-cell>
          <table:table-cell office:value-type="float" office:value="0.766104" calcext:value-type="float">
            <text:p>0.766104</text:p>
          </table:table-cell>
          <table:table-cell office:value-type="float" office:value="0.801" calcext:value-type="float">
            <text:p>0.80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{'bootstrap': False, 'class_weight': 'balanced', 'criterion': 'gini', 'max_depth': 10, 'max_features': 0.5, 'max_samples': 1.0, 'min_samples_leaf': 1, 'min_samples_split': 2, 'n_estimators': 25}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F</text:p>
          </table:table-cell>
          <table:table-cell office:value-type="float" office:value="0.776033" calcext:value-type="float">
            <text:p>0.776033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{'bootstrap': False, 'class_weight': 'balanced', 'criterion': 'entropy', 'max_depth': 75, 'max_features': 0.5, 'max_samples': 1.0, 'min_samples_leaf': 1, 'min_samples_split': 100, 'n_estimators': 25}</text:p>
          </table:table-cell>
        </table:table-row>
        <table:table-row table:style-name="ro1" table:number-rows-repeated="15">
          <table:table-cell table:number-columns-repeated="7"/>
        </table:table-row>
        <table:table-row table:style-name="ro1">
          <table:table-cell office:value-type="string" calcext:value-type="string">
            <text:p>Datafr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, missing age → -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ut missing age sam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ly cross correlation &gt; 0.01 and &gt; 0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(n_p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9:40:04.359169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40:03.081475931</meta:creation-date>
    <dc:date>2021-11-11T11:03:49.979228838</dc:date>
    <meta:editing-duration>PT1H49M35S</meta:editing-duration>
    <meta:editing-cycles>5</meta:editing-cycles>
    <meta:generator>LibreOffice/6.0.7.3$Linux_X86_64 LibreOffice_project/00m0$Build-3</meta:generator>
    <meta:document-statistic meta:table-count="1" meta:cell-count="62" meta:object-count="0"/>
  </office:meta>
</office:document-meta>
</file>